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Light" svg:font-family="'Calibri Light'"/>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117cm"/>
    </style:style>
    <style:style style:name="co2" style:family="table-column">
      <style:table-column-properties fo:break-before="auto" style:column-width="2.117cm"/>
    </style:style>
    <style:style style:name="co3" style:family="table-column">
      <style:table-column-properties fo:break-before="auto" style:column-width="9.975cm"/>
    </style:style>
    <style:style style:name="co4" style:family="table-column">
      <style:table-column-properties fo:break-before="auto" style:column-width="2.725cm"/>
    </style:style>
    <style:style style:name="co5" style:family="table-column">
      <style:table-column-properties fo:break-before="auto" style:column-width="2.805cm"/>
    </style:style>
    <style:style style:name="ro1" style:family="table-row">
      <style:table-row-properties style:row-height="0.848cm" fo:break-before="auto" style:use-optimal-row-height="true"/>
    </style:style>
    <style:style style:name="ro2" style:family="table-row">
      <style:table-row-properties style:row-height="5.292cm" fo:break-before="auto" style:use-optimal-row-height="true"/>
    </style:style>
    <style:style style:name="ro3" style:family="table-row">
      <style:table-row-properties style:row-height="2.06cm" fo:break-before="auto" style:use-optimal-row-height="true"/>
    </style:style>
    <style:style style:name="ro4" style:family="table-row">
      <style:table-row-properties style:row-height="5.694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0.487c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4" style:family="table-cell" style:parent-style-name="Default" style:data-style-name="N0">
      <style:table-cell-properties style:text-align-source="fix" style:repeat-content="false" fo:wrap-option="wrap" style:vertical-align="automatic"/>
      <style:paragraph-properties fo:text-align="center"/>
    </style:style>
    <style:style style:name="ce1" style:family="table-cell" style:parent-style-name="Default" style:data-style-name="N0"/>
    <style:style style:name="ce5" style:family="table-cell" style:parent-style-name="Default" style:data-style-name="N0">
      <style:table-cell-properties style:text-align-source="fix" style:repeat-content="false" style:vertical-align="automatic"/>
      <style:paragraph-properties fo:text-align="center"/>
      <style:text-properties style:font-name="Calibri Light" fo:font-size="10pt" style:font-name-asian="Calibri Light" style:font-size-asian="10pt" style:font-name-complex="Calibri Light" style:font-size-complex="10pt"/>
    </style:style>
    <style:style style:name="ce3" style:family="table-cell" style:parent-style-name="Default" style:data-style-name="N0">
      <style:table-cell-properties fo:wrap-option="wrap" style:vertical-align="automatic"/>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2" table:number-columns-repeated="59" table:default-cell-style-name="ce1"/>
        <table:table-row table:style-name="ro1">
          <table:table-cell table:style-name="ce2" office:value-type="string" calcext:value-type="string">
            <text:p>Numero de Proceso</text:p>
          </table:table-cell>
          <table:table-cell office:value-type="string" calcext:value-type="string">
            <text:p>Delito</text:p>
          </table:table-cell>
          <table:table-cell office:value-type="string" calcext:value-type="string">
            <text:p>HECHOS</text:p>
          </table:table-cell>
          <table:table-cell office:value-type="string" calcext:value-type="string">
            <text:p>RESPONSABLE/S</text:p>
          </table:table-cell>
          <table:table-cell table:style-name="ce3" office:value-type="string" calcext:value-type="string">
            <text:p>ESTADO DEL PROCESO</text:p>
          </table:table-cell>
          <table:table-cell table:number-columns-repeated="59"/>
        </table:table-row>
        <table:table-row table:style-name="ro2">
          <table:table-cell table:style-name="ce2" office:value-type="string" calcext:value-type="string">
            <text:p>Proceso Jucicial No. 24281-2022-01002</text:p>
          </table:table-cell>
          <table:table-cell table:style-name="ce3" office:value-type="string" calcext:value-type="string">
            <text:p>Tenencia y Transporte de Fauna Silvestre (247 COIP)</text:p>
          </table:table-cell>
          <table:table-cell table:style-name="ce3" office:value-type="string" calcext:value-type="string">
            <text:p>El 20 de junio del 2022 a eso de las 16h30 en la embarcación “Xavier 03” saliendo de Puerto Ayora hace arribo por sus propios medios a la Isla Floreana para ser de allí remolcados con destino a Guayaquil por la embarcación “Tania 02”, transportando además estas especies de Galápagos hacia Guayaquil. En el trayecto señor juez es abordado por miembros de la Armada del Ecuador. Respecto de la embarcación “Tania 02” no hubo ninguna novedad hicieron la verificación los barridos no pasó nada, y cuando abordan la embarcación “Xavier 03” es cuando encuentran 05 iguanas terrestres y 84 tortugas todas ellas de Galápagos, fauna silvestre enlistadas por la Autoridad Ambiental Nacional conforme lo determina el técnico del Ministerio del Medio Ambiente (…)</text:p>
          </table:table-cell>
          <table:table-cell table:style-name="ce3" office:value-type="string" calcext:value-type="string">
            <text:p>CASTILLO RIOS FREDDY ALFONZO, JIMENEZ CALVA FRANCY DARIO, Y SANCHEZ CHANGO MARIA PETRONA</text:p>
          </table:table-cell>
          <table:table-cell table:style-name="ce3" office:value-type="string" calcext:value-type="string">
            <text:p>SENTENCIA CONDENATORIA EJECUTORIADA </text:p>
          </table:table-cell>
          <table:table-cell table:number-columns-repeated="59"/>
        </table:table-row>
        <table:table-row table:style-name="ro3">
          <table:table-cell table:style-name="ce4" office:value-type="string" calcext:value-type="string">
            <text:p>Proceso Judicial No. 20332-2021-00141</text:p>
          </table:table-cell>
          <table:table-cell table:style-name="ce3" office:value-type="string" calcext:value-type="string">
            <text:p>Tenencia y maltrato de Fauna Silvestre (247 COIP)</text:p>
          </table:table-cell>
          <table:table-cell table:style-name="ce4" office:value-type="string" calcext:value-type="string">
            <text:p>Con fecha 28 de marzo de 2021 Director de PNG recibe llamada de guardaparque Tobias Robalino quien se encontraba en el aeropuerto de Baltra y avisa sobre el hallazgo de 185 tortugas terrestres en maleta color rojo. Se presenta denuncia el mismo día en Fiscalía por parte de PNG. </text:p>
          </table:table-cell>
          <table:table-cell table:style-name="ce3" office:value-type="string" calcext:value-type="string">
            <text:p>NIXON POLO DELGADO </text:p>
          </table:table-cell>
          <table:table-cell table:style-name="ce3" office:value-type="string" calcext:value-type="string">
            <text:p>SENTENCIA CONDENATORIA EJECUTORIADA </text:p>
          </table:table-cell>
          <table:table-cell table:number-columns-repeated="59"/>
        </table:table-row>
        <table:table-row table:style-name="ro4">
          <table:table-cell table:style-name="ce4" office:value-type="string" calcext:value-type="string">
            <text:p>Proceso Judicial No. 20332-2019-00504</text:p>
          </table:table-cell>
          <table:table-cell table:style-name="ce3" office:value-type="string" calcext:value-type="string">
            <text:p>Tráfico de Fauna Silvestre (Art. 247 COIP)</text:p>
          </table:table-cell>
          <table:table-cell table:style-name="ce3" office:value-type="string" calcext:value-type="string">
            <text:p>El día 26 de septiembre de 2018 el señor Daniel Tenelema Tupiza notó la ausencia de una tortuga en particular en uno de los corrales del Centro de Crianza, por lo que procedió a hacer el conteo general detectando faltantes. Con esta duda, buscó al guardaparque responsable del Centro, señor Fernando Franco Guerrero, que en ese momento se encontraba de vacaciones, para revisar en conjunto el estado poblacional de las tortugas del centro. Una vez hecha la verificación, se evidenció la ausencia de 123 tortugas y se dio aviso a las autoridades de la DPNG.</text:p>
            <text:p/>
            <text:p/>
            <text:p/>
            <text:p/>
          </table:table-cell>
          <table:table-cell table:style-name="ce3" office:value-type="string" calcext:value-type="string">
            <text:p>PAUL ADOLFO TAPIA MACHUCA</text:p>
          </table:table-cell>
          <table:table-cell table:style-name="ce4" office:value-type="string" calcext:value-type="string">
            <text:p>SENTENCIA CONDENATORIA EJECUTORIADA</text:p>
          </table:table-cell>
          <table:table-cell table:number-columns-repeated="59"/>
        </table:table-row>
        <table:table-row table:style-name="ro5">
          <table:table-cell office:value-type="string" calcext:value-type="string">
            <text:p>Proceso Judicial No. 20332-2015-00616</text:p>
          </table:table-cell>
          <table:table-cell table:style-name="ce3" office:value-type="string" calcext:value-type="string">
            <text:p>Recolección, tenencia y transporte de Fauna Silvetre ( Art. 247 </text:p>
          </table:table-cell>
          <table:table-cell table:style-name="ce3" office:value-type="string" calcext:value-type="string">
            <text:p>El día 6 de septiembre de 2015 se procede a la detención de un ciudadano mexicano en el muelle de pescadores, tenía 9 iguanas marinas y 9 terrestres, luego de un seguimiento de PNG, Policía y personal de Cites. El ciudadano tenía antecedentes penales por trafico de vida silvestre en UGANDA.</text:p>
          </table:table-cell>
          <table:table-cell table:style-name="ce3" office:value-type="string" calcext:value-type="string">
            <text:p>Gustavo Eduardo Toledo Albarran Pasaporte Nro. G07326135 y Pasaporte Nro. G01475873</text:p>
          </table:table-cell>
          <table:table-cell table:style-name="ce3" office:value-type="string" calcext:value-type="string">
            <text:p>SENTENCIA CONDENATORIA EJECUTORIADA</text:p>
          </table:table-cell>
          <table:table-cell table:number-columns-repeated="59"/>
        </table:table-row>
        <table:table-row table:style-name="ro6">
          <table:table-cell table:style-name="ce5" office:value-type="string" calcext:value-type="string">
            <text:p>Proceso Judicial No. 0017-2012</text:p>
          </table:table-cell>
          <table:table-cell table:style-name="ce3" office:value-type="string" calcext:value-type="string">
            <text:p>Delitos contra el Medio Ambiente (Capitulo X. A Código Penal)</text:p>
          </table:table-cell>
          <table:table-cell table:style-name="ce3" office:value-type="string" calcext:value-type="string">
            <text:p>El día 8 de julio de 2012 en la maquina de rayos x del aeropuerto Seymour de Baltra se identificó un equipaje sospechoso, se llamó al propietario individuo de ciudadanía aleman Dirk Bender, al abrir el equipaje se encontró dos iguanas terrestres, el individuo supo manifestar que había capturado a las especies en la isla de Baltra.</text:p>
          </table:table-cell>
          <table:table-cell table:style-name="ce3" office:value-type="string" calcext:value-type="string">
            <text:p>BENDER DIRK</text:p>
          </table:table-cell>
          <table:table-cell table:style-name="ce3" office:value-type="string" calcext:value-type="string">
            <text:p>SENTENCIA CONDENATORIA EJECUTORIADA</text:p>
          </table:table-cell>
          <table:table-cell table:number-columns-repeated="59"/>
        </table:table-row>
        <table:table-row table:style-name="ro7" table:number-rows-repeated="1048569">
          <table:table-cell table:number-columns-repeated="64"/>
        </table:table-row>
        <table:table-row table:style-name="ro7">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Light" svg:font-family="'Calibri Light'"/>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MX"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6">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Francisco Castro Lombeida</meta:initial-creator>
    <dc:creator>Francisco Castro Lombeida</dc:creator>
    <meta:creation-date>2025-01-14T17:32:58Z</meta:creation-date>
    <dc:date>2025-01-15T15:14:16Z</dc:date>
    <meta:document-statistic meta:table-count="1" meta:cell-count="30" meta:object-count="0"/>
  </office:meta>
</office:document-meta>
</file>